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lyphNameFieldPart.isGenerated( Map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lyphNameFieldPar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.newPart( String fieldName , String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yphNameFieldPart.write( StringBuffer sb , Map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ctory.get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yphNameFieldPart.GlyphNameFieldPart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yphNameFieldPart.getGlyphName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